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AgentExtension.RuntimeHintsAgentExtension( ObjectFactory objec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HintsAgentExtension.getExclud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AgentExtension.asJavaAgen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HintsAgentExtension.getInclud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